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/>
    <style:style style:name="ACOL-12" style:family="table-column">
      <style:table-column-properties style:column-width="141pt" style:use-optimal-column-width="false"/>
    </style:style>
    <style:style style:name="ACOL-13" style:family="table-column">
      <style:table-column-properties style:column-width="147.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6" table:number-columns-repeated="4"/>
        <table:table-column table:default-cell-style-name="ACE-0" table:style-name="ACOL-0" table:number-columns-repeated="229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4986</text:p>
          </table:table-cell>
          <table:table-cell table:style-name="ACE-0" office:value-type="float" office:value="55.990000000000002">
            <text:p>55.99</text:p>
          </table:table-cell>
          <table:table-cell table:style-name="ACE-0" office:value-type="float" office:value="12.050000000000001">
            <text:p>12.05</text:p>
          </table:table-cell>
          <table:table-cell table:style-name="ACE-0" office:value-type="float" office:value="2802">
            <text:p>2802</text:p>
          </table:table-cell>
          <table:table-cell table:style-name="ACE-0" office:value-type="float" office:value="27">
            <text:p>27</text:p>
          </table:table-cell>
          <table:table-cell table:style-name="ACE-0" office:value-type="string">
            <text:p>Cerastoderma sp.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Etal2017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4987</text:p>
          </table:table-cell>
          <table:table-cell table:style-name="ACE-0" office:value-type="float" office:value="55.990000000000002">
            <text:p>55.99</text:p>
          </table:table-cell>
          <table:table-cell table:style-name="ACE-0" office:value-type="float" office:value="12.050000000000001">
            <text:p>12.05</text:p>
          </table:table-cell>
          <table:table-cell table:style-name="ACE-0" office:value-type="float" office:value="5742">
            <text:p>5742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Cerastoderma sp.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.2000000000000002">
            <text:p>−3.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Etal2017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4988</text:p>
          </table:table-cell>
          <table:table-cell table:style-name="ACE-0" office:value-type="float" office:value="55.990000000000002">
            <text:p>55.99</text:p>
          </table:table-cell>
          <table:table-cell table:style-name="ACE-0" office:value-type="float" office:value="12.050000000000001">
            <text:p>12.05</text:p>
          </table:table-cell>
          <table:table-cell table:style-name="ACE-0" office:value-type="float" office:value="6242">
            <text:p>6242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Hydrobia sp.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.3999999999999999">
            <text:p>−3.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Etal2017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4989</text:p>
          </table:table-cell>
          <table:table-cell table:style-name="ACE-0" office:value-type="float" office:value="55.990000000000002">
            <text:p>55.99</text:p>
          </table:table-cell>
          <table:table-cell table:style-name="ACE-0" office:value-type="float" office:value="12.050000000000001">
            <text:p>12.05</text:p>
          </table:table-cell>
          <table:table-cell table:style-name="ACE-0" office:value-type="float" office:value="7530">
            <text:p>753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Ostrea edulis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.5">
            <text:p>−5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Etal2017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4990</text:p>
          </table:table-cell>
          <table:table-cell table:style-name="ACE-0" office:value-type="float" office:value="55.990000000000002">
            <text:p>55.99</text:p>
          </table:table-cell>
          <table:table-cell table:style-name="ACE-0" office:value-type="float" office:value="12.050000000000001">
            <text:p>12.05</text:p>
          </table:table-cell>
          <table:table-cell table:style-name="ACE-0" office:value-type="float" office:value="7943">
            <text:p>7943</text:p>
          </table:table-cell>
          <table:table-cell table:style-name="ACE-0" office:value-type="float" office:value="34">
            <text:p>34</text:p>
          </table:table-cell>
          <table:table-cell table:style-name="ACE-0" office:value-type="string">
            <text:p>Cerastoderma sp.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">
            <text:p>−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Etal2017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4991</text:p>
          </table:table-cell>
          <table:table-cell table:style-name="ACE-0" office:value-type="float" office:value="55.990000000000002">
            <text:p>55.99</text:p>
          </table:table-cell>
          <table:table-cell table:style-name="ACE-0" office:value-type="float" office:value="12.050000000000001">
            <text:p>12.05</text:p>
          </table:table-cell>
          <table:table-cell table:style-name="ACE-0" office:value-type="float" office:value="7950">
            <text:p>79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Twig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0999999999999996">
            <text:p>−6.1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Etal2017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8284</text:p>
          </table:table-cell>
          <table:table-cell table:style-name="ACE-0" office:value-type="float" office:value="55.780000000000001">
            <text:p>55.78</text:p>
          </table:table-cell>
          <table:table-cell table:style-name="ACE-0" office:value-type="float" office:value="12.74">
            <text:p>12.74</text:p>
          </table:table-cell>
          <table:table-cell table:style-name="ACE-0" office:value-type="float" office:value="8310">
            <text:p>83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ytilus edulis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1.199999999999999">
            <text:p>−21.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Etal201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8285</text:p>
          </table:table-cell>
          <table:table-cell table:style-name="ACE-0" office:value-type="float" office:value="55.780000000000001">
            <text:p>55.78</text:p>
          </table:table-cell>
          <table:table-cell table:style-name="ACE-0" office:value-type="float" office:value="12.74">
            <text:p>12.74</text:p>
          </table:table-cell>
          <table:table-cell table:style-name="ACE-0" office:value-type="float" office:value="9155">
            <text:p>915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ytilus edulis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5.5">
            <text:p>−25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Etal201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8287</text:p>
          </table:table-cell>
          <table:table-cell table:style-name="ACE-0" office:value-type="float" office:value="55.770000000000003">
            <text:p>55.77</text:p>
          </table:table-cell>
          <table:table-cell table:style-name="ACE-0" office:value-type="float" office:value="12.74">
            <text:p>12.74</text:p>
          </table:table-cell>
          <table:table-cell table:style-name="ACE-0" office:value-type="float" office:value="9200">
            <text:p>92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acoma balthic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8">
            <text:p>−18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Etal201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8288</text:p>
          </table:table-cell>
          <table:table-cell table:style-name="ACE-0" office:value-type="float" office:value="55.770000000000003">
            <text:p>55.77</text:p>
          </table:table-cell>
          <table:table-cell table:style-name="ACE-0" office:value-type="float" office:value="12.74">
            <text:p>12.74</text:p>
          </table:table-cell>
          <table:table-cell table:style-name="ACE-0" office:value-type="float" office:value="9380">
            <text:p>93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acoma balthic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0.600000000000001">
            <text:p>−20.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Etal201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8601</text:p>
          </table:table-cell>
          <table:table-cell table:style-name="ACE-0" office:value-type="float" office:value="55.960000000000001">
            <text:p>55.96</text:p>
          </table:table-cell>
          <table:table-cell table:style-name="ACE-0" office:value-type="float" office:value="12.609999999999999">
            <text:p>12.61</text:p>
          </table:table-cell>
          <table:table-cell table:style-name="ACE-0" office:value-type="float" office:value="8820">
            <text:p>88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Woody plant root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Etal201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8603</text:p>
          </table:table-cell>
          <table:table-cell table:style-name="ACE-0" office:value-type="float" office:value="55.960000000000001">
            <text:p>55.96</text:p>
          </table:table-cell>
          <table:table-cell table:style-name="ACE-0" office:value-type="float" office:value="12.609999999999999">
            <text:p>12.61</text:p>
          </table:table-cell>
          <table:table-cell table:style-name="ACE-0" office:value-type="float" office:value="9475">
            <text:p>947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Macoma balthic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8.699999999999999">
            <text:p>−18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Etal201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8604</text:p>
          </table:table-cell>
          <table:table-cell table:style-name="ACE-0" office:value-type="float" office:value="55.939999999999998">
            <text:p>55.94</text:p>
          </table:table-cell>
          <table:table-cell table:style-name="ACE-0" office:value-type="float" office:value="12.609999999999999">
            <text:p>12.61</text:p>
          </table:table-cell>
          <table:table-cell table:style-name="ACE-0" office:value-type="float" office:value="8975">
            <text:p>897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hragmites australis remain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8.600000000000001">
            <text:p>−18.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Etal201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8626</text:p>
          </table:table-cell>
          <table:table-cell table:style-name="ACE-0" office:value-type="float" office:value="55.960000000000001">
            <text:p>55.96</text:p>
          </table:table-cell>
          <table:table-cell table:style-name="ACE-0" office:value-type="float" office:value="12.609999999999999">
            <text:p>12.61</text:p>
          </table:table-cell>
          <table:table-cell table:style-name="ACE-0" office:value-type="float" office:value="8455">
            <text:p>845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Littorina littore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6.399999999999999">
            <text:p>−16.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Etal201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8627</text:p>
          </table:table-cell>
          <table:table-cell table:style-name="ACE-0" office:value-type="float" office:value="55.960000000000001">
            <text:p>55.96</text:p>
          </table:table-cell>
          <table:table-cell table:style-name="ACE-0" office:value-type="float" office:value="12.609999999999999">
            <text:p>12.61</text:p>
          </table:table-cell>
          <table:table-cell table:style-name="ACE-0" office:value-type="float" office:value="8565">
            <text:p>856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Littorina littore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6.5">
            <text:p>−16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Etal201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8628</text:p>
          </table:table-cell>
          <table:table-cell table:style-name="ACE-0" office:value-type="float" office:value="55.939999999999998">
            <text:p>55.94</text:p>
          </table:table-cell>
          <table:table-cell table:style-name="ACE-0" office:value-type="float" office:value="12.609999999999999">
            <text:p>12.61</text:p>
          </table:table-cell>
          <table:table-cell table:style-name="ACE-0" office:value-type="float" office:value="9270">
            <text:p>927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Cerastoderma edulis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8.399999999999999">
            <text:p>−18.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Etal201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8629</text:p>
          </table:table-cell>
          <table:table-cell table:style-name="ACE-0" office:value-type="float" office:value="55.960000000000001">
            <text:p>55.96</text:p>
          </table:table-cell>
          <table:table-cell table:style-name="ACE-0" office:value-type="float" office:value="12.609999999999999">
            <text:p>12.61</text:p>
          </table:table-cell>
          <table:table-cell table:style-name="ACE-0" office:value-type="float" office:value="8095">
            <text:p>809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Remains of land plant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9.300000000000001">
            <text:p>−19.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Etal201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8630</text:p>
          </table:table-cell>
          <table:table-cell table:style-name="ACE-0" office:value-type="float" office:value="55.939999999999998">
            <text:p>55.94</text:p>
          </table:table-cell>
          <table:table-cell table:style-name="ACE-0" office:value-type="float" office:value="12.609999999999999">
            <text:p>12.61</text:p>
          </table:table-cell>
          <table:table-cell table:style-name="ACE-0" office:value-type="float" office:value="8940">
            <text:p>89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8.600000000000001">
            <text:p>−18.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Etal201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8631</text:p>
          </table:table-cell>
          <table:table-cell table:style-name="ACE-0" office:value-type="float" office:value="55.939999999999998">
            <text:p>55.94</text:p>
          </table:table-cell>
          <table:table-cell table:style-name="ACE-0" office:value-type="float" office:value="12.609999999999999">
            <text:p>12.61</text:p>
          </table:table-cell>
          <table:table-cell table:style-name="ACE-0" office:value-type="float" office:value="8740">
            <text:p>874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orylus avallana nu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9.899999999999999">
            <text:p>−19.9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Etal201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8632</text:p>
          </table:table-cell>
          <table:table-cell table:style-name="ACE-0" office:value-type="float" office:value="55.939999999999998">
            <text:p>55.94</text:p>
          </table:table-cell>
          <table:table-cell table:style-name="ACE-0" office:value-type="float" office:value="12.619999999999999">
            <text:p>12.62</text:p>
          </table:table-cell>
          <table:table-cell table:style-name="ACE-0" office:value-type="float" office:value="8765">
            <text:p>876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cirpus maritimus fruit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0.300000000000001">
            <text:p>−20.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Etal201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303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6510">
            <text:p>65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1299999999999999">
            <text:p>1.1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828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6050">
            <text:p>605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829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6170">
            <text:p>617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5499999999999998">
            <text:p>4.5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844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5910">
            <text:p>591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9500000000000002">
            <text:p>3.9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723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6560">
            <text:p>656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1899999999999999">
            <text:p>2.19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725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5920">
            <text:p>592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0600000000000001">
            <text:p>3.0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880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6340">
            <text:p>63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95">
            <text:p>1.9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904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6260">
            <text:p>626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5600000000000001">
            <text:p>2.5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905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5130">
            <text:p>513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.1400000000000001">
            <text:p>3.1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906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5290">
            <text:p>529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908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7230">
            <text:p>723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Wood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070000000000000007">
            <text:p>−0.0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909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7200">
            <text:p>720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148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6270">
            <text:p>627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149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6180">
            <text:p>618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.1499999999999999">
            <text:p>3.1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166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6630">
            <text:p>663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26000000000000001">
            <text:p>0.2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167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5920">
            <text:p>592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Twigs <text:s/>branche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0600000000000001">
            <text:p>3.06</text:p>
          </table:table-cell>
          <table:table-cell table:style-name="ACE-0" office:value-type="float" office:value="1.2247448713915892">
            <text:p>1.2247449</text:p>
          </table:table-cell>
          <table:table-cell table:style-name="ACE-0" office:value-type="float" office:value="1.2247448713915892">
            <text:p>1.2247448713915892</text:p>
          </table:table-cell>
          <table:table-cell table:style-name="ACE-0" office:value-type="string">
            <text:p>Christensen198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169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5770">
            <text:p>57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2599999999999998">
            <text:p>3.2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171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6120">
            <text:p>612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8999999999999999">
            <text:p>2.9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172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6460">
            <text:p>64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173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6590">
            <text:p>659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174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5850">
            <text:p>585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1000000000000001">
            <text:p>3.1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205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5770">
            <text:p>577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0499999999999998">
            <text:p>3.0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211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6290">
            <text:p>629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02">
            <text:p>3.0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212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6330">
            <text:p>63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213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6330">
            <text:p>633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23">
            <text:p>3.2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214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5840">
            <text:p>584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262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7090">
            <text:p>709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Wood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263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6910">
            <text:p>691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Tree root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8500000000000001">
            <text:p>1.8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264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6740">
            <text:p>674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0499999999999998">
            <text:p>2.0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374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5800">
            <text:p>580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0999999999999996">
            <text:p>4.1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375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5530">
            <text:p>553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2300000000000004">
            <text:p>4.2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517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4970">
            <text:p>497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0999999999999996">
            <text:p>4.1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519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6910">
            <text:p>691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14999999999999999">
            <text:p>−0.1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520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6990">
            <text:p>699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6200000000000001">
            <text:p>1.6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521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6230">
            <text:p>62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3700000000000001">
            <text:p>2.3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522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5680">
            <text:p>568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8200000000000001">
            <text:p>1.8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523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5070">
            <text:p>50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77">
            <text:p>1.7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714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6820">
            <text:p>682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201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959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7410">
            <text:p>74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201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960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6130">
            <text:p>61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8999999999999999">
            <text:p>2.9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201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961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3100">
            <text:p>310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1200000000000001">
            <text:p>4.1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201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962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5990">
            <text:p>599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0499999999999998">
            <text:p>4.0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201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970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7060">
            <text:p>706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54">
            <text:p>1.5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201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105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6850">
            <text:p>685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8500000000000001">
            <text:p>2.8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201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106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3210">
            <text:p>32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7200000000000002">
            <text:p>3.7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201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107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4500">
            <text:p>450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4699999999999998">
            <text:p>4.4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201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663</text:p>
          </table:table-cell>
          <table:table-cell table:style-name="ACE-0" office:value-type="float" office:value="55.719999999999999">
            <text:p>55.72</text:p>
          </table:table-cell>
          <table:table-cell table:style-name="ACE-0" office:value-type="float" office:value="12.1">
            <text:p>12.1</text:p>
          </table:table-cell>
          <table:table-cell table:style-name="ACE-0" office:value-type="float" office:value="7490">
            <text:p>749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Quercus sp. 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7000000000000002">
            <text:p>3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Rasmussen199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664</text:p>
          </table:table-cell>
          <table:table-cell table:style-name="ACE-0" office:value-type="float" office:value="55.719999999999999">
            <text:p>55.72</text:p>
          </table:table-cell>
          <table:table-cell table:style-name="ACE-0" office:value-type="float" office:value="12.1">
            <text:p>12.1</text:p>
          </table:table-cell>
          <table:table-cell table:style-name="ACE-0" office:value-type="float" office:value="6960">
            <text:p>696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Quercus sp. 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Rasmussen199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772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5720">
            <text:p>572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25">
            <text:p>2.2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201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773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6030">
            <text:p>603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25">
            <text:p>2.2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201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992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5820">
            <text:p>582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201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6036</text:p>
          </table:table-cell>
          <table:table-cell table:style-name="ACE-0" office:value-type="float" office:value="55.670000000000002">
            <text:p>55.67</text:p>
          </table:table-cell>
          <table:table-cell table:style-name="ACE-0" office:value-type="float" office:value="12.58">
            <text:p>12.58</text:p>
          </table:table-cell>
          <table:table-cell table:style-name="ACE-0" office:value-type="float" office:value="7680">
            <text:p>768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Quercus sp. roo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5.9000000000000004">
            <text:p>−5.9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Fischer199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6856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6720">
            <text:p>672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201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6857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6530">
            <text:p>653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201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42496</text:p>
          </table:table-cell>
          <table:table-cell table:style-name="ACE-0" office:value-type="float" office:value="55.68">
            <text:p>55.68</text:p>
          </table:table-cell>
          <table:table-cell table:style-name="ACE-0" office:value-type="float" office:value="12.859999999999999">
            <text:p>12.86</text:p>
          </table:table-cell>
          <table:table-cell table:style-name="ACE-0" office:value-type="float" office:value="8660">
            <text:p>86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ladium mariscus fruit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5.699999999999999">
            <text:p>−15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Etal201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42497</text:p>
          </table:table-cell>
          <table:table-cell table:style-name="ACE-0" office:value-type="float" office:value="55.82">
            <text:p>55.82</text:p>
          </table:table-cell>
          <table:table-cell table:style-name="ACE-0" office:value-type="float" office:value="12.720000000000001">
            <text:p>12.72</text:p>
          </table:table-cell>
          <table:table-cell table:style-name="ACE-0" office:value-type="float" office:value="9240">
            <text:p>92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hragmites australis remain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6">
            <text:p>−2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Etal201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-10665</text:p>
          </table:table-cell>
          <table:table-cell table:style-name="ACE-0" office:value-type="float" office:value="55.670000000000002">
            <text:p>55.67</text:p>
          </table:table-cell>
          <table:table-cell table:style-name="ACE-0" office:value-type="float" office:value="12.58">
            <text:p>12.58</text:p>
          </table:table-cell>
          <table:table-cell table:style-name="ACE-0" office:value-type="float" office:value="8225">
            <text:p>8225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Pinus sylvestris 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5">
            <text:p>−6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Fischer1993,RosentauEtal2021</text:p>
          </table:table-cell>
          <table:table-cell table:number-columns-repeated="240" table:style-name="ACE-0"/>
        </table:table-row>
        <table:table-row table:style-name="AROW-0">
          <table:table-cell table:number-columns-repeated="256"/>
        </table:table-row>
        <table:table-row table:style-name="AROW-1" table:number-rows-repeated="82">
          <table:table-cell table:number-columns-repeated="256"/>
        </table:table-row>
        <table:table-row table:style-name="AROW-0" table:number-rows-repeated="25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8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135">
          <table:table-cell table:number-columns-repeated="256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37">
          <table:table-cell table:number-columns-repeated="256"/>
        </table:table-row>
        <table:table-row table:style-name="AROW-1" table:number-rows-repeated="69">
          <table:table-cell table:number-columns-repeated="256"/>
        </table:table-row>
        <table:table-row table:style-name="AROW-0" table:number-rows-repeated="160">
          <table:table-cell table:number-columns-repeated="256"/>
        </table:table-row>
        <table:table-row table:style-name="AROW-1" table:number-rows-repeated="53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154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64171">
          <table:table-cell table:number-columns-repeated="256"/>
        </table:table-row>
        <table:table-row table:style-name="AROW-0" table:number-rows-repeated="106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7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1:21:21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